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Listeafsnit" style:list-style-name="LFO1" style:family="paragraph"/>
    <style:style style:name="P4" style:parent-style-name="Listeafsnit" style:list-style-name="LFO1" style:family="paragraph"/>
    <style:style style:name="P5" style:parent-style-name="Listeafsnit" style:list-style-name="LFO1" style:family="paragraph"/>
    <style:style style:name="P6" style:parent-style-name="Listeafsnit" style:list-style-name="LFO1" style:family="paragraph"/>
    <style:style style:name="P7" style:parent-style-name="Listeafsnit" style:list-style-name="LFO1" style:family="paragraph"/>
    <style:style style:name="P8" style:parent-style-name="Listeafsnit" style:list-style-name="LFO2" style:family="paragraph"/>
    <style:style style:name="P9" style:parent-style-name="Listeafsnit" style:list-style-name="LFO2" style:family="paragraph"/>
    <style:style style:name="P10" style:parent-style-name="Listeafsnit" style:list-style-name="LFO2" style:family="paragraph"/>
    <style:style style:name="P11" style:parent-style-name="Listeafsnit" style:list-style-name="LFO2" style:family="paragraph"/>
    <style:style style:name="P12" style:parent-style-name="Listeafsnit" style:list-style-name="LFO2" style:family="paragraph"/>
  </office:automatic-styles>
  <office:body>
    <office:text text:use-soft-page-breaks="true">
      <text:p text:style-name="P1">Case 2</text:p>
      <text:p text:style-name="P2">Blind Melon</text:p>
      <text:p text:style-name="Normal">Blind Melon slog igennem i starten af 1990´erne med deres neo-psykedeliske alternative rock. Bandet blev dannet i Los Angeles i 1989. De overvejede navne som Brown<text:s/>Cow, Mud Bird og Naked Pilgrims til deres nye band men blev enige om Blind Melon, noget Brad Smith´s (bassisten.red) far kaldte deres hippie naboer da han var barn.<text:s/></text:p>
      <text:p text:style-name="Normal">De åndede og levede for musikken. Når de ikke var i studiet, var de på tour. Og det var ikke kun musikken, det var også stofferne. Rogers Stevens (lead guitar .red) og især Shannon Hoon (forsanger.red) var meget glad for stoffer. De to tog mange stoffer, hver dag og hele dagen, hvilket resulterede i at Shannon Hoon blev fundet død i bandets tour bus den 21. oktober 1995 angiveligt af en kokainoverdose, han blev 28. Bandet blev derefter opløst.</text:p>
      <text:p text:style-name="Normal">I 2006 genforenede de resterende medlemmer og rekrutterede en ny forsanger ved navn Travis Warren. Med Travis i spidsen udgav de deres fjerde album For My<text:s/>Friends.<text:s/></text:p>
      <text:p text:style-name="Normal">Nuværende medlemmer</text:p>
      <text:list text:style-name="LFO1" text:continue-numbering="true">
        <text:list-item>
          <text:p text:style-name="P3">Travis Warren - forsanger</text:p>
        </text:list-item>
        <text:list-item>
          <text:p text:style-name="P4">Rogers Stevens - lead guitar</text:p>
        </text:list-item>
        <text:list-item>
          <text:p text:style-name="P5">Christopher Thorn - rytme guitar</text:p>
        </text:list-item>
        <text:list-item>
          <text:p text:style-name="P6">Brad Smith - Bas</text:p>
        </text:list-item>
        <text:list-item>
          <text:p text:style-name="P7">Glen Graham - trommer</text:p>
        </text:list-item>
      </text:list>
      <text:p text:style-name="Normal">Tidligere medlemmer</text:p>
      <text:list text:style-name="LFO2" text:continue-numbering="true">
        <text:list-item>
          <text:p text:style-name="P8">Shannon Hoon (1967-1995)</text:p>
        </text:list-item>
      </text:list>
      <text:p text:style-name="Normal">Studio albums</text:p>
      <text:list text:style-name="LFO2" text:continue-numbering="true">
        <text:list-item>
          <text:p text:style-name="P9">Blind Melon (1992)</text:p>
        </text:list-item>
        <text:list-item>
          <text:p text:style-name="P10">Soup (1995)</text:p>
        </text:list-item>
        <text:list-item>
          <text:p text:style-name="P11">Nico (1996)</text:p>
        </text:list-item>
        <text:list-item>
          <text:p text:style-name="P12">For My Friends (2008)</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Listeafsnit" style:display-name="Listeafsnit" style:family="paragraph" style:parent-style-name="Normal">
      <style:paragraph-properties fo:margin-left="0.5in">
        <style:tab-stops/>
      </style:paragraph-properties>
      <style:text-properties fo:hyphenate="false"/>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s Peter</meta:initial-creator>
    <dc:creator>Hans Peter</dc:creator>
    <meta:creation-date>2017-10-04T07:02:00Z</meta:creation-date>
    <dc:date>2017-10-12T13:06:00Z</dc:date>
    <meta:template xlink:href="Normal" xlink:type="simple"/>
    <meta:editing-cycles>16</meta:editing-cycles>
    <meta:editing-duration>PT14940S</meta:editing-duration>
    <meta:document-statistic meta:page-count="1" meta:paragraph-count="2" meta:word-count="173" meta:character-count="1231" meta:row-count="8" meta:non-whitespace-character-count="1060"/>
  </office:meta>
</office:document-meta>
</file>